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4.12cm"/>
    </style:style>
    <style:style style:name="co3" style:family="table-column">
      <style:table-column-properties fo:break-before="auto" style:column-width="11.255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42cm"/>
    </style:style>
    <style:style style:name="co7" style:family="table-column">
      <style:table-column-properties fo:break-before="auto" style:column-width="4.23cm"/>
    </style:style>
    <style:style style:name="co8" style:family="table-column">
      <style:table-column-properties fo:break-before="auto" style:column-width="11.037cm"/>
    </style:style>
    <style:style style:name="co9" style:family="table-column">
      <style:table-column-properties fo:break-before="auto" style:column-width="3.16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<text:span text:style-name="T1">B</text:span>eobachtung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<text:span text:style-name="T1">Z</text:span>ug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<text:span text:style-name="T1">S</text:span>chlagzug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chach<text:span text:style-name="T1">G</text:span>ebot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instrumentiert durch</text:p>
          </table:table-cell>
          <table:table-cell office:value-type="string">
            <text:p>prüft</text:p>
          </table:table-cell>
          <table:table-cell office:value-type="string">
            <text:p>betrifft</text:p>
          </table:table-cell>
          <table:table-cell/>
          <table:table-cell office:value-type="string">
            <text:p>aufgerufen durch</text:p>
          </table:table-cell>
          <table:table-cell office:value-type="string">
            <text:p>Phase</text:p>
          </table:table-cell>
          <table:table-cell office:value-type="string">
            <text:p>prüft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geometry</text:p>
          </table:table-cell>
          <table:table-cell office:value-type="string">
            <text:p>Koeko(alle Varianten)</text:p>
          </table:table-cell>
          <table:table-cell office:value-type="string">
            <text:p>Schlagzug: besteht nachher Kontakt?</text:p>
          </table:table-cell>
          <table:table-cell office:value-type="string">
            <text:p>BZSG</text:p>
          </table:table-cell>
          <table:table-cell/>
          <table:table-cell office:value-type="string">
            <text:p>Madrasi</text:p>
          </table:table-cell>
          <table:table-cell office:value-type="string">
            <text:p>Generierung</text:p>
          </table:table-cell>
          <table:table-cell office:value-type="string">
            <text:p>wird ziehender Stein von gleichschrittigem beobachtet?</text:p>
          </table:table-cell>
          <table:table-cell/>
        </table:table-row>
        <table:table-row table:style-name="ro2">
          <table:table-cell/>
          <table:table-cell office:value-type="string">
            <text:p>Mono/Bichrome</text:p>
          </table:table-cell>
          <table:table-cell office:value-type="string">
            <text:p>ist Beobachtung mono/bichrom?</text:p>
          </table:table-cell>
          <table:table-cell office:value-type="string">
            <text:p>BZSG</text:p>
          </table:table-cell>
          <table:table-cell/>
          <table:table-cell office:value-type="string">
            <text:p>Madrasi</text:p>
          </table:table-cell>
          <table:table-cell office:value-type="string">
            <text:p>Validierung Beobachtung</text:p>
          </table:table-cell>
          <table:table-cell office:value-type="string">
            <text:p>wird beobachtender Stein von gleichschrittigem beobachtet?</text:p>
          </table:table-cell>
          <table:table-cell/>
        </table:table-row>
        <table:table-row table:style-name="ro2">
          <table:table-cell/>
          <table:table-cell office:value-type="string">
            <text:p>Randzüger</text:p>
          </table:table-cell>
          <table:table-cell office:value-type="string">
            <text:p>geht Beobachtung an den Rand?</text:p>
          </table:table-cell>
          <table:table-cell office:value-type="string">
            <text:p>BZSG</text:p>
          </table:table-cell>
          <table:table-cell/>
          <table:table-cell office:value-type="string">
            <text:p>Eiffel</text:p>
          </table:table-cell>
          <table:table-cell office:value-type="string">
            <text:p>Generierung</text:p>
          </table:table-cell>
          <table:table-cell office:value-type="string">
            <text:p>wird ziehender Stein von eiffelschem beobachtet?</text:p>
          </table:table-cell>
          <table:table-cell/>
        </table:table-row>
        <table:table-row table:style-name="ro2">
          <table:table-cell/>
          <table:table-cell office:value-type="string">
            <text:p>Gitterschach</text:p>
          </table:table-cell>
          <table:table-cell office:value-type="string">
            <text:p>überschreitet Beobachtung Giitterlinie?</text:p>
          </table:table-cell>
          <table:table-cell office:value-type="string">
            <text:p>BZSG</text:p>
          </table:table-cell>
          <table:table-cell/>
          <table:table-cell office:value-type="string">
            <text:p>Eiffel</text:p>
          </table:table-cell>
          <table:table-cell office:value-type="string">
            <text:p>Validierung Beobachtung</text:p>
          </table:table-cell>
          <table:table-cell office:value-type="string">
            <text:p>wird beobachtender Stein von eiffelschem beobachtet?</text:p>
          </table:table-cell>
          <table:table-cell/>
        </table:table-row>
        <table:table-row table:style-name="ro2">
          <table:table-cell/>
          <table:table-cell office:value-type="string">
            <text:p>Jigger</text:p>
          </table:table-cell>
          <table:table-cell office:value-type="string">
            <text:p>Schlagzug: besteht nachher Kontakt?</text:p>
          </table:table-cell>
          <table:table-cell office:value-type="string">
            <text:p>BZSG</text:p>
          </table:table-cell>
          <table:table-cell/>
          <table:table-cell office:value-type="string">
            <text:p>Paralysing</text:p>
          </table:table-cell>
          <table:table-cell office:value-type="string">
            <text:p>Generierung</text:p>
          </table:table-cell>
          <table:table-cell office:value-type="string">
            <text:p>wird ziehender Stein von paralysierendem beobachtet?</text:p>
          </table:table-cell>
          <table:table-cell/>
        </table:table-row>
        <table:table-row table:style-name="ro2">
          <table:table-cell/>
          <table:table-cell office:value-type="string">
            <text:p>Imitator</text:p>
          </table:table-cell>
          <table:table-cell office:value-type="string">
            <text:p>stimmt Geometrie?</text:p>
          </table:table-cell>
          <table:table-cell office:value-type="string">
            <text:p>BZSG</text:p>
          </table:table-cell>
          <table:table-cell/>
          <table:table-cell office:value-type="string">
            <text:p>Paralysing</text:p>
          </table:table-cell>
          <table:table-cell office:value-type="string">
            <text:p>Validierung Beobachtung</text:p>
          </table:table-cell>
          <table:table-cell office:value-type="string">
            <text:p>wird beobachtender Stein von paralysierendem beobachtet?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Woozles/Heffalumps</text:p>
          </table:table-cell>
          <table:table-cell office:value-type="string">
            <text:p>Generierung</text:p>
          </table:table-cell>
          <table:table-cell office:value-type="string">
            <text:p>beobachten ziehender Stein und ein anderer sich gegenseitig?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Woozles/Heffalumps</text:p>
          </table:table-cell>
          <table:table-cell office:value-type="string">
            <text:p>Validierung Beobachtung</text:p>
          </table:table-cell>
          <table:table-cell office:value-type="string">
            <text:p>beobachten beobachtender Stein und ein anderer sich gegenseitig?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+validate_observer()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+validate_observation()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+validate_check()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observer</text:p>
          </table:table-cell>
          <table:table-cell office:value-type="string">
            <text:p>Eiffel</text:p>
          </table:table-cell>
          <table:table-cell office:value-type="string">
            <text:p>ist Beobachter paralysiert?</text:p>
          </table:table-cell>
          <table:table-cell office:value-type="string">
            <text:p>BZSG</text:p>
          </table:table-cell>
          <table:table-cell/>
          <table:table-cell office:value-type="string">
            <text:p>Beamten</text:p>
          </table:table-cell>
          <table:table-cell office:value-type="string">
            <text:p>Generierung</text:p>
          </table:table-cell>
          <table:table-cell office:value-type="string">
            <text:p>wird ziehender Beamter beobachtet?</text:p>
          </table:table-cell>
          <table:table-cell/>
        </table:table-row>
        <table:table-row table:style-name="ro2">
          <table:table-cell/>
          <table:table-cell office:value-type="string">
            <text:p>Madrasi</text:p>
          </table:table-cell>
          <table:table-cell office:value-type="string">
            <text:p>ist Beobachter paralysiert?</text:p>
          </table:table-cell>
          <table:table-cell office:value-type="string">
            <text:p>BZSG</text:p>
          </table:table-cell>
          <table:table-cell/>
          <table:table-cell office:value-type="string">
            <text:p>Beamten</text:p>
          </table:table-cell>
          <table:table-cell office:value-type="string">
            <text:p>Validierung Beobachter</text:p>
          </table:table-cell>
          <table:table-cell office:value-type="string">
            <text:p>wird beobachtender Beamter beobachtet?</text:p>
          </table:table-cell>
          <table:table-cell/>
        </table:table-row>
        <table:table-row table:style-name="ro2">
          <table:table-cell/>
          <table:table-cell office:value-type="string">
            <text:p>Paralysing</text:p>
          </table:table-cell>
          <table:table-cell office:value-type="string">
            <text:p>ist Beobachter paralysierend? Paralysiert?</text:p>
          </table:table-cell>
          <table:table-cell office:value-type="string">
            <text:p>BZSG</text:p>
          </table:table-cell>
          <table:table-cell/>
          <table:table-cell office:value-type="string">
            <text:p>Zentral</text:p>
          </table:table-cell>
          <table:table-cell office:value-type="string">
            <text:p>Generierung</text:p>
          </table:table-cell>
          <table:table-cell office:value-type="string">
            <text:p>wird ziehender Stein vom König (in)direkt unterstützt?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Zentral</text:p>
          </table:table-cell>
          <table:table-cell office:value-type="string">
            <text:p>Validierung Beobachter</text:p>
          </table:table-cell>
          <table:table-cell office:value-type="string">
            <text:p>wird beobachtender Stein vom König (in)direkt unterstützt?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Lortap</text:p>
          </table:table-cell>
          <table:table-cell office:value-type="string">
            <text:p>Generierung</text:p>
          </table:table-cell>
          <table:table-cell office:value-type="string">
            <text:p>wird schlagender Stein unterstützt?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Lortap</text:p>
          </table:table-cell>
          <table:table-cell office:value-type="string">
            <text:p>Validierung Beobachter</text:p>
          </table:table-cell>
          <table:table-cell office:value-type="string">
            <text:p>wird beobachtender Stein unterstützt?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Patrouille</text:p>
          </table:table-cell>
          <table:table-cell office:value-type="string">
            <text:p>Generierung</text:p>
          </table:table-cell>
          <table:table-cell office:value-type="string">
            <text:p>wird schlagender Stein unterstützt?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Patrouille</text:p>
          </table:table-cell>
          <table:table-cell office:value-type="string">
            <text:p>Validierung Beobachter</text:p>
          </table:table-cell>
          <table:table-cell office:value-type="string">
            <text:p>wird beobachtender Stein unterstützt?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Provocateurs</text:p>
          </table:table-cell>
          <table:table-cell office:value-type="string">
            <text:p>Generierung</text:p>
          </table:table-cell>
          <table:table-cell office:value-type="string">
            <text:p>wird schlagender Stein beobachtet?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Provocateurs</text:p>
          </table:table-cell>
          <table:table-cell office:value-type="string">
            <text:p>Validierung Beobachter</text:p>
          </table:table-cell>
          <table:table-cell office:value-type="string">
            <text:p>wird beobachtender Stein beobachtet?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SuperGuards</text:p>
          </table:table-cell>
          <table:table-cell office:value-type="string">
            <text:p>Generierung</text:p>
          </table:table-cell>
          <table:table-cell office:value-type="string">
            <text:p>wird geschlagener Stein unterstützt?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SuperGuards</text:p>
          </table:table-cell>
          <table:table-cell office:value-type="string">
            <text:p>Validierung Beobachter</text:p>
          </table:table-cell>
          <table:table-cell office:value-type="string">
            <text:p>wird beobachteter Stein unterstützt?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ShieldedKings</text:p>
          </table:table-cell>
          <table:table-cell office:value-type="string">
            <text:p>Validierung Beobachter</text:p>
          </table:table-cell>
          <table:table-cell office:value-type="string">
            <text:p>wird beobachteter König unterstützt?</text:p>
          </table:table-cell>
          <table:table-cell office:value-type="string">
            <text:p>nur Königskontakt</text:p>
          </table:table-cell>
        </table:table-row>
        <table:table-row table:style-name="ro2">
          <table:table-cell table:number-columns-repeated="5"/>
          <table:table-cell office:value-type="string">
            <text:p>+validate_observation()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+validate_check()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observation</text:p>
          </table:table-cell>
          <table:table-cell office:value-type="string">
            <text:p>BackHome</text:p>
          </table:table-cell>
          <table:table-cell office:value-type="string">
            <text:p>geht Beobachtung nach Hause? existiert Zug nach Hause?</text:p>
          </table:table-cell>
          <table:table-cell office:value-type="string">
            <text:p>ZSG</text:p>
          </table:table-cell>
          <table:table-cell/>
          <table:table-cell office:value-type="string">
            <text:p>Supertransmuting Kings</text:p>
          </table:table-cell>
          <table:table-cell office:value-type="string">
            <text:p>Generierung</text:p>
          </table:table-cell>
          <table:table-cell office:value-type="string">
            <text:p>ist ziehender König beobachtet?</text:p>
          </table:table-cell>
          <table:table-cell office:value-type="string">
            <text:p>rekursiv</text:p>
          </table:table-cell>
        </table:table-row>
        <table:table-row table:style-name="ro2">
          <table:table-cell/>
          <table:table-cell office:value-type="string">
            <text:p>Beamten</text:p>
          </table:table-cell>
          <table:table-cell office:value-type="string">
            <text:p>ist Beobachter beamtet? observiert?</text:p>
          </table:table-cell>
          <table:table-cell office:value-type="string">
            <text:p>ZSG</text:p>
          </table:table-cell>
          <table:table-cell/>
          <table:table-cell office:value-type="string">
            <text:p>Transmuting Kings</text:p>
          </table:table-cell>
          <table:table-cell office:value-type="string">
            <text:p>Generierung</text:p>
          </table:table-cell>
          <table:table-cell office:value-type="string">
            <text:p>ist ziehender König beobachtet?</text:p>
          </table:table-cell>
          <table:table-cell office:value-type="string">
            <text:p>rekursiv</text:p>
          </table:table-cell>
        </table:table-row>
        <table:table-row table:style-name="ro2">
          <table:table-cell/>
          <table:table-cell office:value-type="string">
            <text:p>BGL</text:p>
          </table:table-cell>
          <table:table-cell office:value-type="string">
            <text:p>stimmt Bilanz?</text:p>
          </table:table-cell>
          <table:table-cell office:value-type="string">
            <text:p>ZSG</text:p>
          </table:table-cell>
          <table:table-cell/>
          <table:table-cell office:value-type="string">
            <text:p>Vaulting Kings</text:p>
          </table:table-cell>
          <table:table-cell office:value-type="string">
            <text:p>Generierung</text:p>
          </table:table-cell>
          <table:table-cell office:value-type="string">
            <text:p>ist ziehender König beobachtet?</text:p>
          </table:table-cell>
          <table:table-cell office:value-type="string">
            <text:p>rekursiv</text:p>
          </table:table-cell>
        </table:table-row>
        <table:table-row table:style-name="ro2">
          <table:table-cell/>
          <table:table-cell office:value-type="string">
            <text:p>Central</text:p>
          </table:table-cell>
          <table:table-cell office:value-type="string">
            <text:p>ist Beobachter unterstützt?</text:p>
          </table:table-cell>
          <table:table-cell office:value-type="string">
            <text:p>ZSG</text:p>
          </table:table-cell>
          <table:table-cell/>
          <table:table-cell office:value-type="string">
            <text:p>Magic Pieces</text:p>
          </table:table-cell>
          <table:table-cell office:value-type="string">
            <text:p>Bestimmung Views</text:p>
          </table:table-cell>
          <table:table-cell office:value-type="string">
            <text:p>welche Steine sind von Magiern beobachtet?</text:p>
          </table:table-cell>
          <table:table-cell office:value-type="string">
            <text:p>eval_fromspecificsquare</text:p>
          </table:table-cell>
        </table:table-row>
        <table:table-row table:style-name="ro2">
          <table:table-cell/>
          <table:table-cell office:value-type="string">
            <text:p>Disparate</text:p>
          </table:table-cell>
          <table:table-cell office:value-type="string">
            <text:p>ist Beobachter dran?</text:p>
          </table:table-cell>
          <table:table-cell office:value-type="string">
            <text:p>ZSG</text:p>
          </table:table-cell>
          <table:table-cell/>
          <table:table-cell office:value-type="string">
            <text:p>Friend</text:p>
          </table:table-cell>
          <table:table-cell office:value-type="string">
            <text:p>Generierung</text:p>
          </table:table-cell>
          <table:table-cell office:value-type="string">
            <text:p>von wem wird ein Friend unterstützt?</text:p>
          </table:table-cell>
          <table:table-cell/>
        </table:table-row>
        <table:table-row table:style-name="ro2">
          <table:table-cell/>
          <table:table-cell office:value-type="string">
            <text:p>Geneva</text:p>
          </table:table-cell>
          <table:table-cell office:value-type="string">
            <text:p>ist Repulsfeld besetzt?</text:p>
          </table:table-cell>
          <table:table-cell office:value-type="string">
            <text:p>SG</text:p>
          </table:table-cell>
          <table:table-cell/>
          <table:table-cell office:value-type="string">
            <text:p>Friend</text:p>
          </table:table-cell>
          <table:table-cell office:value-type="string">
            <text:p>Validierung Beobachtung</text:p>
          </table:table-cell>
          <table:table-cell office:value-type="string">
            <text:p>wird Orphan von Stein bestimmter Gangart unterstützt?</text:p>
          </table:table-cell>
          <table:table-cell/>
        </table:table-row>
        <table:table-row table:style-name="ro2">
          <table:table-cell/>
          <table:table-cell office:value-type="string">
            <text:p>Immune</text:p>
          </table:table-cell>
          <table:table-cell office:value-type="string">
            <text:p>ist Observierter immun?</text:p>
          </table:table-cell>
          <table:table-cell office:value-type="string">
            <text:p>SG</text:p>
          </table:table-cell>
          <table:table-cell/>
          <table:table-cell office:value-type="string">
            <text:p>Orphan</text:p>
          </table:table-cell>
          <table:table-cell office:value-type="string">
            <text:p>Generierung</text:p>
          </table:table-cell>
          <table:table-cell office:value-type="string">
            <text:p>von wem wird ein Friend beobachtet?</text:p>
          </table:table-cell>
          <table:table-cell/>
        </table:table-row>
        <table:table-row table:style-name="ro2">
          <table:table-cell/>
          <table:table-cell office:value-type="string">
            <text:p>Isardam</text:p>
          </table:table-cell>
          <table:table-cell office:value-type="string">
            <text:p>Schlagzug: ohne illegale Beobachtung spielbar?</text:p>
          </table:table-cell>
          <table:table-cell office:value-type="string">
            <text:p>ZSG</text:p>
          </table:table-cell>
          <table:table-cell/>
          <table:table-cell office:value-type="string">
            <text:p>Orphan</text:p>
          </table:table-cell>
          <table:table-cell office:value-type="string">
            <text:p>Validierung Beobachtung</text:p>
          </table:table-cell>
          <table:table-cell office:value-type="string">
            <text:p>wird Freund von Stein bestimmter Gangart beobachtet?</text:p>
          </table:table-cell>
          <table:table-cell/>
        </table:table-row>
        <table:table-row table:style-name="ro2">
          <table:table-cell/>
          <table:table-cell office:value-type="string">
            <text:p>Lortap</text:p>
          </table:table-cell>
          <table:table-cell office:value-type="string">
            <text:p>ist Beobachter unterstützt?</text:p>
          </table:table-cell>
          <table:table-cell office:value-type="string">
            <text:p>SG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Patrol</text:p>
          </table:table-cell>
          <table:table-cell office:value-type="string">
            <text:p>ist Beobachter unterstützt?</text:p>
          </table:table-cell>
          <table:table-cell office:value-type="string">
            <text:p>SG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Provocateurs</text:p>
          </table:table-cell>
          <table:table-cell office:value-type="string">
            <text:p>ist Beobachter observiert?</text:p>
          </table:table-cell>
          <table:table-cell office:value-type="string">
            <text:p>SG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hielded Kings</text:p>
          </table:table-cell>
          <table:table-cell office:value-type="string">
            <text:p>Beobachtung von König durch König? ist beobachterer König gedeckt</text:p>
          </table:table-cell>
          <table:table-cell office:value-type="string">
            <text:p>ZSG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uperGuards</text:p>
          </table:table-cell>
          <table:table-cell office:value-type="string">
            <text:p>ist Beobachteter gedeckt?</text:p>
          </table:table-cell>
          <table:table-cell office:value-type="string">
            <text:p>SG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Ultramummer</text:p>
          </table:table-cell>
          <table:table-cell office:value-type="string">
            <text:p>ist Beobachtung m*al?</text:p>
          </table:table-cell>
          <table:table-cell office:value-type="string">
            <text:p>ZSG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(Bi)Woozles/Heffalumps</text:p>
          </table:table-cell>
          <table:table-cell office:value-type="string">
            <text:p>ist Beobachter beobachtet?</text:p>
          </table:table-cell>
          <table:table-cell office:value-type="string">
            <text:p>ZSG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WormHole</text:p>
          </table:table-cell>
          <table:table-cell office:value-type="string">
            <text:p>steht Beobachteter auf Wurmloch und ist keines frei?</text:p>
          </table:table-cell>
          <table:table-cell office:value-type="string">
            <text:p>ZSG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check</text:p>
          </table:table-cell>
          <table:table-cell office:value-type="string">
            <text:p>Anticirce</text:p>
          </table:table-cell>
          <table:table-cell office:value-type="string">
            <text:p>Königsschlagzug: Repulsfeld leer? Cheylan ok? ist König weg?</text:p>
          </table:table-cell>
          <table:table-cell office:value-type="string">
            <text:p>ZSG</text:p>
          </table:table-cell>
          <table:table-cell/>
          <table:table-cell office:value-type="string">
            <text:p>Circe Assassin</text:p>
          </table:table-cell>
          <table:table-cell office:value-type="string">
            <text:p>Validierung Beobachter</text:p>
          </table:table-cell>
          <table:table-cell office:value-type="string">
            <text:p>kann Mörder geschlagen werden?</text:p>
          </table:table-cell>
          <table:table-cell/>
        </table:table-row>
        <table:table-row table:style-name="ro2">
          <table:table-cell/>
          <table:table-cell office:value-type="string">
            <text:p>Circe Rex incl.</text:p>
          </table:table-cell>
          <table:table-cell office:value-type="string">
            <text:p>Königsschlagzug: ist König weg?</text:p>
          </table:table-cell>
          <table:table-cell office:value-type="string">
            <text:p>G</text:p>
          </table:table-cell>
          <table:table-cell/>
          <table:table-cell office:value-type="string">
            <text:p>is_in_check</text:p>
          </table:table-cell>
          <table:table-cell office:value-type="string">
            <text:p>Validierung Beobachter</text:p>
          </table:table-cell>
          <table:table-cell office:value-type="string">
            <text:p>ist Beobachtung des Königsfelds valid?</text:p>
          </table:table-cell>
          <table:table-cell/>
        </table:table-row>
        <table:table-row table:style-name="ro2">
          <table:table-cell/>
          <table:table-cell office:value-type="string">
            <text:p>Singlebox Typ 1</text:p>
          </table:table-cell>
          <table:table-cell office:value-type="string">
            <text:p>Königsschlagzug: UW-Stein in Box?</text:p>
          </table:table-cell>
          <table:table-cell office:value-type="string">
            <text:p>ZSG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runner</text:p>
          </table:table-cell>
          <table:table-cell office:value-type="string">
            <text:p>kann die Seite im Schach hinterher auch den König schlagen?</text:p>
          </table:table-cell>
          <table:table-cell office:value-type="string">
            <text:p>G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+ observati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is_square_observed</text:p>
          </table:table-cell>
          <table:table-cell office:value-type="string">
            <text:p>Annan</text:p>
          </table:table-cell>
          <table:table-cell office:value-type="string">
            <text:p>Temp. Annan-Transformation der Steine der Schach bietenden Seite</text:p>
          </table:table-cell>
          <table:table-cell office:value-type="string">
            <text:p>G</text:p>
          </table:table-cell>
          <table:table-cell/>
          <table:table-cell office:value-type="string">
            <text:p>Transmuting Kings</text:p>
          </table:table-cell>
          <table:table-cell office:value-type="string">
            <text:p>Validierung Beobachter</text:p>
          </table:table-cell>
          <table:table-cell/>
          <table:table-cell office:value-type="string">
            <text:p>rekursiv</text:p>
          </table:table-cell>
        </table:table-row>
        <table:table-row table:style-name="ro2">
          <table:table-cell/>
          <table:table-cell office:value-type="string">
            <text:p>Phantom</text:p>
          </table:table-cell>
          <table:table-cell office:value-type="string">
            <text:p>Beobachtung nach Phantom-Wiedergeburt?</text:p>
          </table:table-cell>
          <table:table-cell office:value-type="string">
            <text:p>G</text:p>
          </table:table-cell>
          <table:table-cell/>
          <table:table-cell office:value-type="string">
            <text:p>is_in_check</text:p>
          </table:table-cell>
          <table:table-cell office:value-type="string">
            <text:p>Schachdetektion</text:p>
          </table:table-cell>
          <table:table-cell office:value-type="string">
            <text:p>ist Königsfeld beobachtet?</text:p>
          </table:table-cell>
          <table:table-cell/>
        </table:table-row>
        <table:table-row table:style-name="ro1">
          <table:table-cell/>
          <table:table-cell office:value-type="string">
            <text:p>Plus</text:p>
          </table:table-cell>
          <table:table-cell office:value-type="string">
            <text:p>Beobachtung nach Plus-Wiedergeburt?</text:p>
          </table:table-cell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rs</text:p>
          </table:table-cell>
          <table:table-cell office:value-type="string">
            <text:p>Beobachtung nach Mars-Wiedergeburt?</text:p>
          </table:table-cell>
          <table:table-cell office:value-type="string">
            <text:p>G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inglebox Typ 3</text:p>
          </table:table-cell>
          <table:table-cell office:value-type="string">
            <text:p>Beobachtung nach einleitender Umwandlung?</text:p>
          </table:table-cell>
          <table:table-cell office:value-type="string">
            <text:p>G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ting</text:p>
          </table:table-cell>
          <table:table-cell office:value-type="string">
            <text:p>Beobachtung durch K als G?</text:p>
          </table:table-cell>
          <table:table-cell office:value-type="string">
            <text:p>G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Vaulting Kings</text:p>
          </table:table-cell>
          <table:table-cell office:value-type="string">
            <text:p>Beobachtung durch Vaulting King?</text:p>
          </table:table-cell>
          <table:table-cell office:value-type="string">
            <text:p>G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Transmuting Kings</text:p>
          </table:table-cell>
          <table:table-cell office:value-type="string">
            <text:p>Beobachtung durch Transmuting King?</text:p>
          </table:table-cell>
          <table:table-cell office:value-type="string">
            <text:p>G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upertransmuting Kings</text:p>
          </table:table-cell>
          <table:table-cell office:value-type="string">
            <text:p>Beobachtung durch Transmuting King?</text:p>
          </table:table-cell>
          <table:table-cell office:value-type="string">
            <text:p>G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eflective Kings</text:p>
          </table:table-cell>
          <table:table-cell office:value-type="string">
            <text:p>Beobachtung durch Transmuting King?</text:p>
          </table:table-cell>
          <table:table-cell office:value-type="string">
            <text:p>G</text:p>
          </table:table-cell>
          <table:table-cell table:number-columns-repeated="5"/>
        </table:table-row>
        <table:table-row table:style-name="ro1" table:number-rows-repeated="104850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9">00.00.0000</text:date>, <text:time style:data-style-name="N2" text:time-value="0000-00-00T05:59:1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7-28T12:29:30</meta:creation-date>
    <dc:date>2013-07-29T05:59:45</dc:date>
    <meta:editing-duration>PT8H20M20S</meta:editing-duration>
    <meta:editing-cycles>157</meta:editing-cycles>
    <meta:generator>LibreOffice/3.6$Linux_X86_64 LibreOffice_project/360m1$Build-304</meta:generator>
    <meta:document-statistic meta:table-count="1" meta:cell-count="242" meta:object-count="0"/>
  </office:meta>
</office:document-meta>
</file>